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 style:family="table-cell">
      <style:table-cell-properties fo:border="0.0034in solid #000000" style:writing-mode="lr-tb" fo:padding-top="0.0381in" fo:padding-left="0.0381in" fo:padding-bottom="0.0381in" fo:padding-right="0.0381in"/>
    </style:style>
    <style:style style:name="TableRow8" style:family="table-row">
      <style:table-row-properties style:use-optimal-row-height="false"/>
    </style:style>
    <style:style style:name="TableCell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 style:parent-style-name="Normal" style:family="paragraph">
      <style:paragraph-properties fo:widows="0" fo:orphans="0" style:text-autospace="none"/>
    </style:style>
    <style:style style:name="T11" style:parent-style-name="DefaultParagraphFont" style:family="text">
      <style:text-properties style:font-name-complex="Times New Roman"/>
    </style:style>
    <style:style style:name="T12" style:parent-style-name="DefaultParagraphFont" style:family="text">
      <style:text-properties style:font-name-complex="Times New Roman" fo:font-style="italic" style:font-style-asian="italic" style:font-style-complex="italic"/>
    </style:style>
    <style:style style:name="T13" style:parent-style-name="DefaultParagraphFont" style:family="text">
      <style:text-properties style:font-name-complex="Times New Roman"/>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Normal" style:family="paragraph">
      <style:paragraph-properties fo:widows="0" fo:orphans="0" style:text-autospace="none"/>
    </style:style>
    <style:style style:name="T18" style:parent-style-name="DefaultParagraphFont" style:family="text">
      <style:text-properties style:font-name-complex="Times New Roman"/>
    </style:style>
    <style:style style:name="T19" style:parent-style-name="DefaultParagraphFont" style:family="text">
      <style:text-properties style:font-name-complex="Times New Roman" fo:font-style="italic" style:font-style-asian="italic" style:font-style-complex="italic"/>
    </style:style>
    <style:style style:name="T20" style:parent-style-name="DefaultParagraphFont" style:family="text">
      <style:text-properties style:font-name-complex="Times New Roma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6" style:parent-style-name="DefaultParagraphFont" style:family="text">
      <style:text-properties fo:font-style="italic" style:font-style-asian="italic" style:font-style-complex="italic"/>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min-row-height="0.2937in"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0" style:parent-style-name="DefaultParagraphFont" style:family="text">
      <style:text-properties fo:font-style="italic" style:font-style-asian="italic" style:font-style-complex="italic"/>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3" style:parent-style-name="DefaultParagraphFont" style:family="text">
      <style:text-properties fo:font-style="italic" style:font-style-asian="italic" style:font-style-complex="italic"/>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5" style:parent-style-name="DefaultParagraphFont" style:family="text">
      <style:text-properties fo:font-style="italic" style:font-style-asian="italic" style:font-style-complex="italic"/>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 style:parent-style-name="DefaultParagraphFont" style:family="text">
      <style:text-properties fo:font-style="italic" style:font-style-asian="italic" style:font-style-complex="italic"/>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8" style:parent-style-name="DefaultParagraphFont" style:family="text">
      <style:text-properties fo:font-style="italic" style:font-style-asian="italic" style:font-style-complex="italic"/>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8" style:parent-style-name="DefaultParagraphFont" style:family="text">
      <style:text-properties fo:font-style="italic" style:font-style-asian="italic" style:font-style-complex="italic"/>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0" style:parent-style-name="DefaultParagraphFont" style:family="text">
      <style:text-properties fo:font-style="italic" style:font-style-asian="italic" style:font-style-complex="italic"/>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4" style:parent-style-name="DefaultParagraphFont" style:family="text">
      <style:text-properties fo:font-style="italic" style:font-style-asian="italic" style:font-style-complex="italic"/>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6" style:parent-style-name="DefaultParagraphFont" style:family="text">
      <style:text-properties fo:font-style="italic" style:font-style-asian="italic" style:font-style-complex="italic"/>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1" style:parent-style-name="DefaultParagraphFont" style:family="text">
      <style:text-properties fo:font-style="italic" style:font-style-asian="italic" style:font-style-complex="italic"/>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1" style:parent-style-name="DefaultParagraphFont" style:family="text">
      <style:text-properties fo:font-style="italic" style:font-style-asian="italic" style:font-style-complex="italic"/>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0" style:parent-style-name="DefaultParagraphFont" style:family="text">
      <style:text-properties fo:font-style="italic" style:font-style-asian="italic" style:font-style-complex="italic"/>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7" style:parent-style-name="DefaultParagraphFont" style:family="text">
      <style:text-properties fo:font-style="italic" style:font-style-asian="italic" style:font-style-complex="italic"/>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1" style:parent-style-name="DefaultParagraphFont" style:family="text">
      <style:text-properties fo:font-style="italic" style:font-style-asian="italic" style:font-style-complex="italic"/>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4" style:parent-style-name="DefaultParagraphFont" style:family="text">
      <style:text-properties fo:font-style="italic" style:font-style-asian="italic" style:font-style-complex="italic"/>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8" style:parent-style-name="DefaultParagraphFont" style:family="text">
      <style:text-properties fo:font-style="italic" style:font-style-asian="italic" style:font-style-complex="italic"/>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8" style:parent-style-name="DefaultParagraphFont" style:family="text">
      <style:text-properties fo:font-style="italic" style:font-style-asian="italic" style:font-style-complex="italic"/>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5" style:parent-style-name="DefaultParagraphFont" style:family="text">
      <style:text-properties fo:font-style="italic" style:font-style-asian="italic" style:font-style-complex="italic"/>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9" style:parent-style-name="DefaultParagraphFont" style:family="text">
      <style:text-properties fo:font-style="italic" style:font-style-asian="italic" style:font-style-complex="italic"/>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6" style:parent-style-name="DefaultParagraphFont" style:family="text">
      <style:text-properties fo:font-style="italic" style:font-style-asian="italic" style:font-style-complex="italic"/>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0" style:parent-style-name="DefaultParagraphFont" style:family="text">
      <style:text-properties fo:font-style="italic" style:font-style-asian="italic" style:font-style-complex="italic"/>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4" style:parent-style-name="DefaultParagraphFont" style:family="text">
      <style:text-properties fo:font-style="italic" style:font-style-asian="italic" style:font-style-complex="italic"/>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8" style:parent-style-name="DefaultParagraphFont" style:family="text">
      <style:text-properties fo:font-style="italic" style:font-style-asian="italic" style:font-style-complex="italic"/>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5" style:parent-style-name="DefaultParagraphFont" style:family="text">
      <style:text-properties fo:font-style="italic" style:font-style-asian="italic" style:font-style-complex="italic"/>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2" style:parent-style-name="DefaultParagraphFont" style:family="text">
      <style:text-properties fo:font-style="italic" style:font-style-asian="italic" style:font-style-complex="italic"/>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6" style:parent-style-name="DefaultParagraphFont" style:family="text">
      <style:text-properties fo:font-style="italic" style:font-style-asian="italic" style:font-style-complex="italic"/>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3" style:parent-style-name="DefaultParagraphFont" style:family="text">
      <style:text-properties fo:font-style="italic" style:font-style-asian="italic" style:font-style-complex="italic"/>
    </style:style>
    <style:style style:name="T344" style:parent-style-name="DefaultParagraphFont" style:family="text">
      <style:text-properties fo:font-style="italic" style:font-style-asian="italic" style:font-style-complex="italic"/>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4" style:parent-style-name="DefaultParagraphFont" style:family="text">
      <style:text-properties fo:font-style="italic" style:font-style-asian="italic" style:font-style-complex="italic"/>
    </style:style>
    <style:style style:name="T355" style:parent-style-name="DefaultParagraphFont" style:family="text">
      <style:text-properties fo:font-style="italic" style:font-style-asian="italic" style:font-style-complex="italic"/>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Normal" style:family="paragraph">
      <style:paragraph-properties fo:widows="0" fo:orphans="0" style:text-autospace="none"/>
    </style:style>
    <style:style style:name="T358" style:parent-style-name="DefaultParagraphFont" style:family="text">
      <style:text-properties style:font-name-complex="Times New Roman"/>
    </style:style>
    <style:style style:name="T359" style:parent-style-name="DefaultParagraphFont" style:family="text">
      <style:text-properties style:font-name-complex="Times New Roman" fo:font-style="italic" style:font-style-asian="italic" style:font-style-complex="italic"/>
    </style:style>
    <style:style style:name="T360" style:parent-style-name="DefaultParagraphFont" style:family="text">
      <style:text-properties style:font-name-complex="Times New Roman"/>
    </style:style>
    <style:style style:name="P361" style:parent-style-name="Normal" style:family="paragraph">
      <style:paragraph-properties fo:widows="0" fo:orphans="0" style:text-autospace="none"/>
      <style:text-properties style:font-name-complex="Times New Roman"/>
    </style:style>
    <style:style style:name="P362" style:parent-style-name="Normal" style:family="paragraph">
      <style:paragraph-properties fo:widows="0" fo:orphans="0" style:text-autospace="none"/>
    </style:style>
    <style:style style:name="T363" style:parent-style-name="DefaultParagraphFont" style:family="text">
      <style:text-properties style:font-name-complex="Times New Roman"/>
    </style:style>
    <style:style style:name="T364" style:parent-style-name="DefaultParagraphFont" style:family="text">
      <style:text-properties style:font-name-complex="Times New Roman" fo:font-style="italic" style:font-style-asian="italic" style:font-style-complex="italic"/>
    </style:style>
    <style:style style:name="T365" style:parent-style-name="DefaultParagraphFont" style:family="text">
      <style:text-properties style:font-name-complex="Times New Roman"/>
    </style:style>
  </office:automatic-styles>
  <office:body>
    <office:text text:use-soft-page-breaks="true">
      <text:p text:style-name="P1">Key words used:<text:s/><text:bookmark-start text:name="__DdeLink__813_769892221"/>georeferencing of specimens<text:bookmark-end text:name="__DdeLink__813_769892221"/></text:p>
      <table:table table:style-name="Table2">
        <table:table-columns>
          <table:table-column table:style-name="TableColumn3"/>
          <table:table-column table:style-name="TableColumn4"/>
        </table:table-columns>
        <table:table-row table:style-name="TableRow5">
          <table:table-cell table:style-name="TableCell6">
            <text:p text:style-name="TableContents">Paper (look for more imperical papers that arent specifically about incorporating error, likely to find most don’t consider it at all, whereas most of these are very much thinking about error<text:s/>primarily).<text:s/></text:p>
            <text:p text:style-name="TableContents">Reference</text:p>
            <text:p text:style-name="TableContents">Put the reference here (plus date accessed)</text:p>
          </table:table-cell>
          <table:table-cell table:style-name="TableCell7">
            <text:p text:style-name="TableContents">Method of dealing with geospatial error</text:p>
          </table:table-cell>
        </table:table-row>
        <table:table-row table:style-name="TableRow8">
          <table:table-cell table:style-name="TableCell9">
            <text:p text:style-name="P10"><text:span text:style-name="T11">Velásquez-Tibatá, J., Graham, C. H. and Munch, S. B. (2016) ‘Using measurement error models to account for georeferencing error in species distribution models’,<text:s/></text:span><text:span text:style-name="T12">Ecography</text:span><text:span text:style-name="T13">. John Wiley &amp; Sons, Ltd (10.1111), 39(3), pp. 305–316. doi: 10.1111/ecog.01205.</text:span></text:p>
            <text:p text:style-name="TableContents"/>
            <text:p text:style-name="TableContents">(Velásquez-Tibatá, Graham and Munch, 2016)</text:p>
          </table:table-cell>
          <table:table-cell table:style-name="TableCell14">
            <text:p text:style-name="TableContents">Bayesian logistic regression with<text:s/>measurement error</text:p>
          </table:table-cell>
        </table:table-row>
        <table:table-row table:style-name="TableRow15">
          <table:table-cell table:style-name="TableCell16">
            <text:p text:style-name="P17"><text:span text:style-name="T18">Feeley, K. J. and Silman, M. R. (2010) ‘Modelling the responses of Andean and Amazonian plant species to climate change: the effects of georeferencing errors and the importance of data filtering’,<text:s/></text:span><text:span text:style-name="T19">Journal of Biogeography</text:span><text:span text:style-name="T20">. John Wiley &amp; Sons, Ltd (10.1111), 37(4), pp. 733–740. doi: 10.1111/j.1365-2699.2009.02240.x.</text:span></text:p>
            <text:p text:style-name="TableContents"/>
            <text:p text:style-name="TableContents">(Feeley and Silman, 2010)</text:p>
          </table:table-cell>
          <table:table-cell table:style-name="TableCell21">
            <text:p text:style-name="TableContents">Data filtering (removing data before modelling if it does not meet minium requiremnts (which can be quite strict) of quality.</text:p>
          </table:table-cell>
        </table:table-row>
        <table:table-row table:style-name="TableRow22">
          <table:table-cell table:style-name="TableCell23">
            <text:p text:style-name="TableContents">BioGeoMancer (software for georeferencing)</text:p>
          </table:table-cell>
          <table:table-cell table:style-name="TableCell24">
            <text:p text:style-name="TableContents">Point-radius method</text:p>
          </table:table-cell>
        </table:table-row>
        <table:table-row table:style-name="TableRow25">
          <table:table-cell table:style-name="TableCell26">
            <text:p text:style-name="TableContents">Automated geoparsing and georeferencing of Malesian collection locality data</text:p>
          </table:table-cell>
          <table:table-cell table:style-name="TableCell27">
            <text:p text:style-name="TableContents">None used, but state error analysis is needed</text:p>
          </table:table-cell>
        </table:table-row>
        <table:table-row table:style-name="TableRow28">
          <table:table-cell table:style-name="TableCell29">
            <text:p text:style-name="TableContents">data: improving the use of information from museum specimens: using google earth to georefence Guiana Shield Specimens in the US National herbarium</text:p>
          </table:table-cell>
          <table:table-cell table:style-name="TableCell30">
            <text:p text:style-name="TableContents">Gazetteer coordinates as a measure of uncertaitny, Point-radius</text:p>
          </table:table-cell>
        </table:table-row>
        <table:table-row table:style-name="TableRow31">
          <table:table-cell table:style-name="TableCell32">
            <text:p text:style-name="TableContents">Testing the use of specimen collection data and GIS in biodiversity exploration and conservation decision making in Guyana</text:p>
          </table:table-cell>
          <table:table-cell table:style-name="TableCell33">
            <text:p text:style-name="TableContents">None used</text:p>
          </table:table-cell>
        </table:table-row>
        <table:table-row table:style-name="TableRow34">
          <table:table-cell table:style-name="TableCell35">
            <text:p text:style-name="TableContents">How many herbarium specimens are needed to detect threatened species?</text:p>
          </table:table-cell>
          <table:table-cell table:style-name="TableCell36">
            <text:p text:style-name="TableContents">None used</text:p>
          </table:table-cell>
        </table:table-row>
        <table:table-row table:style-name="TableRow37">
          <table:table-cell table:style-name="TableCell38">
            <text:p text:style-name="TableContents">Climatic zonation drives latitudinal variation in speciation mechanisms</text:p>
          </table:table-cell>
          <table:table-cell table:style-name="TableCell39">
            <text:p text:style-name="TableContents">None used – say all<text:s/>georefecences were from systematic studies with ref being taken from original authors (so probably lat long coords).</text:p>
          </table:table-cell>
        </table:table-row>
        <table:table-row table:style-name="TableRow40">
          <table:table-cell table:style-name="TableCell41">
            <text:p text:style-name="TableContents">MaNIS</text:p>
          </table:table-cell>
          <table:table-cell table:style-name="TableCell42">
            <text:p text:style-name="TableContents">Point-radius method</text:p>
          </table:table-cell>
        </table:table-row>
        <table:table-row table:style-name="TableRow43">
          <table:table-cell table:style-name="TableCell44">
            <text:p text:style-name="TableContents">Elevational gradient analysis and use of historical museum specimens: a cautionary tale</text:p>
          </table:table-cell>
          <table:table-cell table:style-name="TableCell45">
            <text:p text:style-name="TableContents">Post-hoc 3 dimensional<text:s/>georeferencing (point radius but including a<text:s/><text:span text:style-name="T46">z<text:s/></text:span>parameter as far as I can tell).</text:p>
          </table:table-cell>
        </table:table-row>
        <table:table-row table:style-name="TableRow47">
          <table:table-cell table:style-name="TableCell48">
            <text:p text:style-name="TableContents">Applications of the IUCN Red List: towards a global barometer for plant diversity</text:p>
          </table:table-cell>
          <table:table-cell table:style-name="TableCell49">
            <text:p text:style-name="TableContents">None specified, alludes to error being computed for georeferences</text:p>
          </table:table-cell>
        </table:table-row>
        <text:soft-page-break/>
        <table:table-row table:style-name="TableRow50">
          <table:table-cell table:style-name="TableCell51">
            <text:p text:style-name="TableContents">Forgotten forests – issues<text:s/>and prospects in biome mapping using Seasonally Dry Tropical Forests – a case study</text:p>
          </table:table-cell>
          <table:table-cell table:style-name="TableCell52">
            <text:p text:style-name="TableContents">Data filtering (they allude to georef errors but dont incorporate into study)</text:p>
          </table:table-cell>
        </table:table-row>
        <table:table-row table:style-name="TableRow53">
          <table:table-cell table:style-name="TableCell54">
            <text:p text:style-name="TableContents">The use of specimen-label databases for conservation purposes: an example using Mexican Papilionid and Pierid butterflies</text:p>
          </table:table-cell>
          <table:table-cell table:style-name="TableCell55">
            <text:p text:style-name="TableContents">No formal method, localities were assigned to be 1 min arc (transating to pixels of 1.1km a side)</text:p>
          </table:table-cell>
        </table:table-row>
        <table:table-row table:style-name="TableRow56">
          <table:table-cell table:style-name="TableCell57">
            <text:p text:style-name="TableContents">Modelling the distribution of a threatened habitat: the California Sage Scrub</text:p>
          </table:table-cell>
          <table:table-cell table:style-name="TableCell58">
            <text:p text:style-name="TableContents">Data filtering (I think, they basically<text:s/>eyeballed it to remove any obvious errors in data entry)</text:p>
          </table:table-cell>
        </table:table-row>
        <table:table-row table:style-name="TableRow59">
          <table:table-cell table:style-name="TableCell60">
            <text:p text:style-name="TableContents">Subpopulations, locations and fragmentation: applying IUCN red list criteria to herbarium specimen data</text:p>
          </table:table-cell>
          <table:table-cell table:style-name="TableCell61">
            <text:p text:style-name="TableContents">None mentioned, assuming that as with many of these if the authors are not conducting the georeferencing someone else has done so probably using point-radius as that is the most widely used method</text:p>
          </table:table-cell>
        </table:table-row>
        <table:table-row table:style-name="TableRow62">
          <table:table-cell table:style-name="TableCell63">
            <text:p text:style-name="TableContents">Modelling the known and unknown plant biodiversity of the Amazon Basin</text:p>
          </table:table-cell>
          <table:table-cell table:style-name="TableCell64">
            <text:p text:style-name="TableContents">No method described for georef’d points, but say that uncertainty was +-50km (this was used as a reason for not using a particular model)</text:p>
          </table:table-cell>
        </table:table-row>
        <table:table-row table:style-name="TableRow65">
          <table:table-cell table:style-name="TableCell66">
            <text:p text:style-name="TableContents">Threatened or data deficient: assessing the conservation status of poorly know species</text:p>
          </table:table-cell>
          <table:table-cell table:style-name="TableCell67">
            <text:p text:style-name="TableContents">None used. Data was filtered</text:p>
          </table:table-cell>
        </table:table-row>
        <table:table-row table:style-name="TableRow68">
          <table:table-cell table:style-name="TableCell69">
            <text:p text:style-name="TableContents">Modelling the potential geographic distribution of five species of<text:s/><text:span text:style-name="T70">Metzgeria raddi<text:s/></text:span>in Brazil, aiming at their conservation</text:p>
          </table:table-cell>
          <table:table-cell table:style-name="TableCell71">
            <text:p text:style-name="TableContents">Arbitrary precision of 5 arc minutes given to all localities</text:p>
          </table:table-cell>
        </table:table-row>
        <table:table-row table:style-name="TableRow72">
          <table:table-cell table:style-name="TableCell73">
            <text:p text:style-name="TableContents">Linking traits to Energetics and population dynamics to predict lizard ranges in changing environments</text:p>
          </table:table-cell>
          <table:table-cell table:style-name="TableCell74">
            <text:p text:style-name="TableContents">None mentioned, however data was from gbif and herpnet (gbif definitely uses point-radius for its data, but as the author makes no mention I assume they havent included error)</text:p>
          </table:table-cell>
        </table:table-row>
        <table:table-row table:style-name="TableRow75">
          <table:table-cell table:style-name="TableCell76">
            <text:p text:style-name="TableContents">GBIF</text:p>
          </table:table-cell>
          <table:table-cell table:style-name="TableCell77">
            <text:p text:style-name="TableContents">Used point-radius method when post-hoc georeferencing</text:p>
          </table:table-cell>
        </table:table-row>
        <table:table-row table:style-name="TableRow78">
          <table:table-cell table:style-name="TableCell79">
            <text:p text:style-name="TableContents">The value of georeferenced collection records for predicting patterns of mosquito species richness and endemism in the Neotropics</text:p>
          </table:table-cell>
          <table:table-cell table:style-name="TableCell80">
            <text:p text:style-name="TableContents">None used. Precision was either of lat long or 1km – 100m depending on if MGRS coords were used or specimens were re-georef’d</text:p>
          </table:table-cell>
        </table:table-row>
        <table:table-row table:style-name="TableRow81">
          <table:table-cell table:style-name="TableCell82">
            <text:p text:style-name="TableContents">Does Niche divergence accompany allopatric divergence<text:s/>in<text:s/><text:span text:style-name="T83">Aphelocoma<text:s/></text:span>jays as predicted under ecological speciation?: insights from tests with niche models</text:p>
          </table:table-cell>
          <table:table-cell table:style-name="TableCell84">
            <text:p text:style-name="TableContents">None mentioned. Some data was direct observation recorded with a GPS logger, but museum specimens were used as well</text:p>
          </table:table-cell>
        </table:table-row>
        <table:table-row table:style-name="TableRow85">
          <table:table-cell table:style-name="TableCell86">
            <text:p text:style-name="TableContents">What determines biogeographical ranges? Historical wanderings and ecological constraints in the danthonoid grasses</text:p>
          </table:table-cell>
          <table:table-cell table:style-name="TableCell87">
            <text:p text:style-name="TableContents">None mentioned, GBIF was used for part of the dataset so some point radius possibly</text:p>
          </table:table-cell>
        </table:table-row>
        <table:table-row table:style-name="TableRow88">
          <table:table-cell table:style-name="TableCell89">
            <text:p text:style-name="TableContents">Next-generation invaders? Hotspots for Naturalised Sleeper Weeds in Australia under<text:s/>Future Climates</text:p>
          </table:table-cell>
          <table:table-cell table:style-name="TableCell90">
            <text:p text:style-name="TableContents">None mentioned. GBIF used, but also georeferenced themselves, do not mention error/uncertainty</text:p>
          </table:table-cell>
        </table:table-row>
        <table:table-row table:style-name="TableRow91">
          <table:table-cell table:style-name="TableCell92">
            <text:p text:style-name="TableContents">Georeferencing of Primary species occurrence data and necesity data quality control – a case study of two varieties of ox-knee, achyranthes bidentata blume</text:p>
          </table:table-cell>
          <table:table-cell table:style-name="TableCell93">
            <text:p text:style-name="TableContents">Yes, seems like point-radius but a little difficult to tell</text:p>
          </table:table-cell>
        </table:table-row>
        <text:soft-page-break/>
        <table:table-row table:style-name="TableRow94">
          <table:table-cell table:style-name="TableCell95">
            <text:p text:style-name="TableContents">Modelling the effect of climate change on the distribution of oak and pine species of mexico</text:p>
          </table:table-cell>
          <table:table-cell table:style-name="TableCell96">
            <text:p text:style-name="TableContents">None mentioned – as with many, if the author isn’t doing the georefing they dont seem to think about uncertainty</text:p>
          </table:table-cell>
        </table:table-row>
        <table:table-row table:style-name="TableRow97">
          <table:table-cell table:style-name="TableCell98">
            <text:p text:style-name="TableContents">The geography and ecology of plant speciation: range overlap and niche divergence in sister speices</text:p>
          </table:table-cell>
          <table:table-cell table:style-name="TableCell99">
            <text:p text:style-name="TableContents">None used – applied a 10km buffer as range estimation, but no error added to geographical point</text:p>
          </table:table-cell>
        </table:table-row>
        <table:table-row table:style-name="TableRow100">
          <table:table-cell table:style-name="TableCell101">
            <text:p text:style-name="TableContents">Museum collections data and online<text:s/>mapping <text:s/>applications</text:p>
          </table:table-cell>
          <table:table-cell table:style-name="TableCell102">
            <text:p text:style-name="TableContents">None used</text:p>
          </table:table-cell>
        </table:table-row>
        <table:table-row table:style-name="TableRow103">
          <table:table-cell table:style-name="TableCell104">
            <text:p text:style-name="TableContents">Analysis of the modern distribution of South African<text:s/><text:span text:style-name="T105">Gerbiliscus<text:s/></text:span>with implications for Pilo-Pliestocene palaeoenvironmental reconstruction</text:p>
          </table:table-cell>
          <table:table-cell table:style-name="TableCell106">
            <text:p text:style-name="TableContents">None used – some data was accepted to have error as was georef’d using older mapping<text:s/>systems, but still only used point data</text:p>
          </table:table-cell>
        </table:table-row>
        <table:table-row table:style-name="TableRow107">
          <table:table-cell table:style-name="TableCell108">
            <text:p text:style-name="TableContents">The Plectoptera collection at the natural history museum in Oslo</text:p>
          </table:table-cell>
          <table:table-cell table:style-name="TableCell109">
            <text:p text:style-name="TableContents">None used – they simply say they georef’d the specimens as best they could to a coord.</text:p>
          </table:table-cell>
        </table:table-row>
        <table:table-row table:style-name="TableRow110">
          <table:table-cell table:style-name="TableCell111">
            <text:p text:style-name="TableContents">Subsampling herbarium collections to assess<text:s/>geographic diversity graidents: a case study with endemic Orchidaceae and Rubiaceae in Cameroon</text:p>
          </table:table-cell>
          <table:table-cell table:style-name="TableCell112">
            <text:p text:style-name="TableContents">Filtered data to ‘precise’ only (accurate to 10km)</text:p>
          </table:table-cell>
        </table:table-row>
        <table:table-row table:style-name="TableRow113">
          <table:table-cell table:style-name="TableCell114">
            <text:p text:style-name="TableContents">Towards Target 2 of the global strategy for plant conservation: an expert analysis of Puerto Rican flora to<text:s/>validate new streamlined methods for assessing conservation status</text:p>
          </table:table-cell>
          <table:table-cell table:style-name="TableCell115">
            <text:p text:style-name="TableContents">None mentioned</text:p>
          </table:table-cell>
        </table:table-row>
        <table:table-row table:style-name="TableRow116">
          <table:table-cell table:style-name="TableCell117">
            <text:p text:style-name="TableContents">Implications of collection patterns of botanical specimens on their usefulness for conservation planning : an example of two neotropical plant families (Moraceae and Myristicaceae) in Peru</text:p>
          </table:table-cell>
          <table:table-cell table:style-name="TableCell118">
            <text:p text:style-name="TableContents">Manually checked coords to reduce error (error between 1-100km reported in this paper, no formal method of adding uncertatiny mentioned)</text:p>
          </table:table-cell>
        </table:table-row>
        <table:table-row table:style-name="TableRow119">
          <table:table-cell table:style-name="TableCell120">
            <text:p text:style-name="TableContents">Modelling of historical stonefly distributions using museum specimens</text:p>
          </table:table-cell>
          <table:table-cell table:style-name="TableCell121">
            <text:p text:style-name="TableContents">None used</text:p>
          </table:table-cell>
        </table:table-row>
        <table:table-row table:style-name="TableRow122">
          <table:table-cell table:style-name="TableCell123">
            <text:p text:style-name="TableContents">Emerging new crop pests: ecological modelling and analysis of the south american potato pysillid<text:s/><text:span text:style-name="T124">Russelliana solanicola<text:s/></text:span>(Hemiptera: Psylloidea) and its wild relatives</text:p>
          </table:table-cell>
          <table:table-cell table:style-name="TableCell125">
            <text:p text:style-name="TableContents">Error calculated, dont say how. Give a median value of 8km and range of 500m to over 100km</text:p>
          </table:table-cell>
        </table:table-row>
        <table:table-row table:style-name="TableRow126">
          <table:table-cell table:style-name="TableCell127">
            <text:p text:style-name="TableContents">Strenghts and weaknesses of museum and national survey data sets for predicting regional species richness: comparative and combined approaches</text:p>
          </table:table-cell>
          <table:table-cell table:style-name="TableCell128">
            <text:p text:style-name="TableContents">Points to methods of data prep in supplementary materials, which are not avalible (broken web link)</text:p>
          </table:table-cell>
        </table:table-row>
        <table:table-row table:style-name="TableRow129">
          <table:table-cell table:style-name="TableCell130">
            <text:p text:style-name="TableContents">A total evidence<text:s/>approach to understanding phylogenetic relationships and ecological diversity in<text:s/><text:span text:style-name="T131">Selaginella<text:s/></text:span>subg.<text:s/><text:span text:style-name="T132">Tetragonostachys</text:span></text:p>
          </table:table-cell>
          <table:table-cell table:style-name="TableCell133">
            <text:p text:style-name="TableContents">None used – discarded imprecise georefs (or gave them new coords, no mention of error)</text:p>
          </table:table-cell>
        </table:table-row>
        <table:table-row table:style-name="TableRow134">
          <table:table-cell table:style-name="TableCell135">
            <text:p text:style-name="TableContents">Distorted views of biodiversity: spatial and temporal bias in species occurrence data</text:p>
          </table:table-cell>
          <table:table-cell table:style-name="TableCell136">
            <text:p text:style-name="TableContents">A bewildering variety of methods used – accuracy to 1degree, or 10minutes or if description matched two or more places a midpoint was taken, so long as it was accurate to 1degree. Data was then required to meet<text:s/>arbitrary requirements such as that it was within a reasonable distance of the species known range (what this constitues is not specified)</text:p>
          </table:table-cell>
        </table:table-row>
        <text:soft-page-break/>
        <table:table-row table:style-name="TableRow137">
          <table:table-cell table:style-name="TableCell138">
            <text:p text:style-name="TableContents">Can herbarium records be used to map alien species invasion and native species expansion over the past 100 years?</text:p>
          </table:table-cell>
          <table:table-cell table:style-name="TableCell139">
            <text:p text:style-name="TableContents">Georef’d to township (93.3km2) resolution (present or absent essentailly)</text:p>
          </table:table-cell>
        </table:table-row>
        <table:table-row table:style-name="TableRow140">
          <table:table-cell table:style-name="TableCell141">
            <text:p text:style-name="TableContents">Museum specimen data reveal emergence of a plant disease may be linked to increases in the insect vector populaiton</text:p>
          </table:table-cell>
          <table:table-cell table:style-name="TableCell142">
            <text:p text:style-name="TableContents">Point-radius method!</text:p>
          </table:table-cell>
        </table:table-row>
        <table:table-row table:style-name="TableRow143">
          <table:table-cell table:style-name="TableCell144">
            <text:p text:style-name="TableContents">Predicting the distribution of sasquatch in North America: anything goes with ecological niche modelling</text:p>
          </table:table-cell>
          <table:table-cell table:style-name="TableCell145">
            <text:p text:style-name="TableContents">Georef’d to place name only (presumably Yellowstone has equal meaning here to Medstead (a small village), so resolution varies wildly).</text:p>
          </table:table-cell>
        </table:table-row>
        <table:table-row table:style-name="TableRow146">
          <table:table-cell table:style-name="TableCell147">
            <text:p text:style-name="TableContents">Revised distribution of an Alaskan endemic, the alaskan hare <text:s/>(<text:span text:style-name="T148">Lepus othus</text:span>), with implications for taxonomy, biogeography and climate change.</text:p>
          </table:table-cell>
          <table:table-cell table:style-name="TableCell149">
            <text:p text:style-name="TableContents">Point-radius (by the sound of it, “assigned coords and error radii”)</text:p>
          </table:table-cell>
        </table:table-row>
        <table:table-row table:style-name="TableRow150">
          <table:table-cell table:style-name="TableCell151">
            <text:p text:style-name="TableContents">MaxEnt</text:p>
          </table:table-cell>
          <table:table-cell table:style-name="TableCell152">
            <text:p text:style-name="TableContents">A machine learning method of distribution probability, does not seem to deal with initial<text:s/>error in georef’s, but many papers use this mathod</text:p>
          </table:table-cell>
        </table:table-row>
        <table:table-row table:style-name="TableRow153">
          <table:table-cell table:style-name="TableCell154">
            <text:p text:style-name="TableContents">Major declines of woody plant species ranges under climate change in Yunnan, China</text:p>
          </table:table-cell>
          <table:table-cell table:style-name="TableCell155">
            <text:p text:style-name="TableContents">Ref’d to five arc minutes, as this was resolution of climate data</text:p>
          </table:table-cell>
        </table:table-row>
        <table:table-row table:style-name="TableRow156">
          <table:table-cell table:style-name="TableCell157">
            <text:p text:style-name="TableContents">Integrating GIS-based environmental data into evolutionary biology</text:p>
          </table:table-cell>
          <table:table-cell table:style-name="TableCell158">
            <text:p text:style-name="TableContents">None mentioned</text:p>
          </table:table-cell>
        </table:table-row>
        <table:table-row table:style-name="TableRow159">
          <table:table-cell table:style-name="TableCell160">
            <text:p text:style-name="TableContents">Herbarium collections and field data-based plant diversity maps for Burkina Faso</text:p>
          </table:table-cell>
          <table:table-cell table:style-name="TableCell161">
            <text:p text:style-name="TableContents">5-10km if older record made using gazetteer, precise location from newer GPS ref’d specimens</text:p>
          </table:table-cell>
        </table:table-row>
        <table:table-row table:style-name="TableRow162">
          <table:table-cell table:style-name="TableCell163">
            <text:p text:style-name="TableContents">Can biotic interactions cause allopatry? Niche models, compretition and distributions of South American mouse opossums</text:p>
          </table:table-cell>
          <table:table-cell table:style-name="TableCell164">
            <text:p text:style-name="TableContents">Error is acknowledged, but how it was calculated is not specified. I think, based on the supplementary material and figures, point-radius or an equivalent was used.</text:p>
          </table:table-cell>
        </table:table-row>
        <table:table-row table:style-name="TableRow165">
          <table:table-cell table:style-name="TableCell166">
            <text:p text:style-name="TableContents">Diversity and distribution of type specimens deposited in the invertebrate section of the museum of zoology QCAZ, Quito, Ecuador</text:p>
          </table:table-cell>
          <table:table-cell table:style-name="TableCell167">
            <text:p text:style-name="TableContents">Point radius, follows methods outlined in Wieczorek<text:s/><text:span text:style-name="T168">et al.,</text:span><text:s/>(2004), categorises description data into nine bins depending on certainty/quality of description</text:p>
          </table:table-cell>
        </table:table-row>
        <table:table-row table:style-name="TableRow169">
          <table:table-cell table:style-name="TableCell170">
            <text:p text:style-name="TableContents">Do plant families with contrasting functional traits show simialr patterns of endemism? A case study with Central African Orchidaceae and Rubiaceae</text:p>
          </table:table-cell>
          <table:table-cell table:style-name="TableCell171">
            <text:p text:style-name="TableContents">None used – imprecise data was discarded, what counted as imprecise isn’t mentioned, however<text:s/>they do mention that spp were grouped into classes based on distance from the ocean at 1degree, more than 2-3degree and more than 3degree classes. In this case 1deg corresponds to 111km</text:p>
          </table:table-cell>
        </table:table-row>
        <table:table-row table:style-name="TableRow172">
          <table:table-cell table:style-name="TableCell173">
            <text:p text:style-name="TableContents">Restricted Range endemism in East African plants</text:p>
          </table:table-cell>
          <table:table-cell table:style-name="TableCell174">
            <text:p text:style-name="TableContents">None mentioned</text:p>
          </table:table-cell>
        </table:table-row>
        <table:table-row table:style-name="TableRow175">
          <table:table-cell table:style-name="TableCell176">
            <text:p text:style-name="TableContents">Climate-independent paleoaltimetry using stomatal density in fossil leaves as a proxy for CO2 partial pressure</text:p>
          </table:table-cell>
          <table:table-cell table:style-name="TableCell177">
            <text:p text:style-name="TableContents">None mentioned</text:p>
          </table:table-cell>
        </table:table-row>
        <table:table-row table:style-name="TableRow178">
          <table:table-cell table:style-name="TableCell179">
            <text:p text:style-name="TableContents">Diet and feeding patterns in kipunji (<text:span text:style-name="T180">Rungwecebus kipunji</text:span>) in Tanzania’s Southern Highlands: a first analysis</text:p>
          </table:table-cell>
          <table:table-cell table:style-name="TableCell181">
            <text:p text:style-name="TableContents">None mentioned – modern<text:s/>GPS loggers used for georefing so little error on the points I think</text:p>
          </table:table-cell>
        </table:table-row>
        <text:soft-page-break/>
        <table:table-row table:style-name="TableRow182">
          <table:table-cell table:style-name="TableCell183">
            <text:p text:style-name="TableContents">Combining genetic analyses of archived specimens with distribution modelling to explain the anomalous distribution of the rare lichen<text:s/><text:span text:style-name="T184">Staurolemma omphalarioides</text:span>: long-distance dispersal<text:s/>or vicariance?</text:p>
          </table:table-cell>
          <table:table-cell table:style-name="TableCell185">
            <text:p text:style-name="TableContents">None mentioned</text:p>
          </table:table-cell>
        </table:table-row>
        <table:table-row table:style-name="TableRow186">
          <table:table-cell table:style-name="TableCell187">
            <text:p text:style-name="TableContents">The digitial Atlas of Orodvician Life: digitizing and mobilizing data for paleontologists and the public</text:p>
          </table:table-cell>
          <table:table-cell table:style-name="TableCell188">
            <text:p text:style-name="TableContents">Point radius method (I think, as it says it follows Wieczorek &amp; Chapman, 2006)</text:p>
          </table:table-cell>
        </table:table-row>
        <table:table-row table:style-name="TableRow189">
          <table:table-cell table:style-name="TableCell190">
            <text:p text:style-name="TableContents">Patterns of plant diversity and endemism in Namibia</text:p>
          </table:table-cell>
          <table:table-cell table:style-name="TableCell191">
            <text:p text:style-name="TableContents">Quarter degree square system of Edwards and Leistner (1971)</text:p>
          </table:table-cell>
        </table:table-row>
        <table:table-row table:style-name="TableRow192">
          <table:table-cell table:style-name="TableCell193">
            <text:p text:style-name="TableContents">Endemism in the moss flora of North America</text:p>
          </table:table-cell>
          <table:table-cell table:style-name="TableCell194">
            <text:p text:style-name="TableContents">Data aggregated to 1degree squares, so resolution/error would have to be large to affect the results of the study</text:p>
          </table:table-cell>
        </table:table-row>
        <table:table-row table:style-name="TableRow195">
          <table:table-cell table:style-name="TableCell196">
            <text:p text:style-name="TableContents">Parasite<text:s/>biodiversity faces extinction and redistribution in a changing climate</text:p>
          </table:table-cell>
          <table:table-cell table:style-name="TableCell197">
            <text:p text:style-name="TableContents">Probably point-radius ( Wieczorek &amp; Chapman, 2006)</text:p>
          </table:table-cell>
        </table:table-row>
        <table:table-row table:style-name="TableRow198">
          <table:table-cell table:style-name="TableCell199">
            <text:p text:style-name="TableContents">Distribution and diversity of anostomid fishes (Teleostei: Characiformes) throughout the Guianas</text:p>
          </table:table-cell>
          <table:table-cell table:style-name="TableCell200">
            <text:p text:style-name="TableContents">None mentioned</text:p>
          </table:table-cell>
        </table:table-row>
        <table:table-row table:style-name="TableRow201">
          <table:table-cell table:style-name="TableCell202">
            <text:p text:style-name="TableContents">Specimen based modelling, stopping rules, and the extinction of the Ivory-Billed Woodpecker</text:p>
          </table:table-cell>
          <table:table-cell table:style-name="TableCell203">
            <text:p text:style-name="TableContents">None mentioned</text:p>
          </table:table-cell>
        </table:table-row>
        <table:table-row table:style-name="TableRow204">
          <table:table-cell table:style-name="TableCell205">
            <text:p text:style-name="TableContents">Adding more ecology into species delimitation: ecologcal niche models and phylogeography help define cryptic species in the black salamander (<text:span text:style-name="T206">Aneides flavipunctatus</text:span>)</text:p>
          </table:table-cell>
          <table:table-cell table:style-name="TableCell207">
            <text:p text:style-name="TableContents">None mentioned</text:p>
          </table:table-cell>
        </table:table-row>
        <table:table-row table:style-name="TableRow208">
          <table:table-cell table:style-name="TableCell209">
            <text:p text:style-name="TableContents">Environmental Niche modelling reveals climatic differences among breeding ranges of orchard oriole subspecies</text:p>
          </table:table-cell>
          <table:table-cell table:style-name="TableCell210">
            <text:p text:style-name="TableContents">Point-radius</text:p>
          </table:table-cell>
        </table:table-row>
        <table:table-row table:style-name="TableRow211">
          <table:table-cell table:style-name="TableCell212">
            <text:p text:style-name="TableContents">Historical changes in flowering phenology are governed by temperature x precipitation interactions in a<text:s/>widespread perennial herb in western North America</text:p>
          </table:table-cell>
          <table:table-cell table:style-name="TableCell213">
            <text:p text:style-name="TableContents">None mentioned</text:p>
          </table:table-cell>
        </table:table-row>
        <table:table-row table:style-name="TableRow214">
          <table:table-cell table:style-name="TableCell215">
            <text:p text:style-name="TableContents">Cytogeography of<text:s/><text:span text:style-name="T216">Callisia seciont Cuthbertia<text:s/></text:span>(<text:span text:style-name="T217">Commenlinaceae</text:span>)</text:p>
          </table:table-cell>
          <table:table-cell table:style-name="TableCell218">
            <text:p text:style-name="TableContents">None mentioned</text:p>
          </table:table-cell>
        </table:table-row>
        <table:table-row table:style-name="TableRow219">
          <table:table-cell table:style-name="TableCell220">
            <text:p text:style-name="TableContents">Discovery of the rare freshwater brown alga<text:s/><text:span text:style-name="T221">Pleurocladia lacustris<text:s/></text:span>(Ectocarpales, Phaeophyceae) in California streams</text:p>
          </table:table-cell>
          <table:table-cell table:style-name="TableCell222">
            <text:p text:style-name="TableContents">None mentioned</text:p>
          </table:table-cell>
        </table:table-row>
        <table:table-row table:style-name="TableRow223">
          <table:table-cell table:style-name="TableCell224">
            <text:p text:style-name="TableContents">Specimen-based analysis of morphology and the environment in ecologicially dominant grasses: the power of the herbarium</text:p>
          </table:table-cell>
          <table:table-cell table:style-name="TableCell225">
            <text:p text:style-name="TableContents">None mentioned – climatic data associted with locality was at the 30-arc second resolution, so might be a proxy in some cases</text:p>
          </table:table-cell>
        </table:table-row>
        <table:table-row table:style-name="TableRow226">
          <table:table-cell table:style-name="TableCell227">
            <text:p text:style-name="TableContents">Beta-diversity gradients of butterflies along productivity axes</text:p>
          </table:table-cell>
          <table:table-cell table:style-name="TableCell228">
            <text:p text:style-name="TableContents">None mentioned – used cbif (canadian biodiversity information facility) so may have used data that had point-radius error, but if so no mention of incorporating it into the study<text:s/>is made</text:p>
          </table:table-cell>
        </table:table-row>
        <table:table-row table:style-name="TableRow229">
          <table:table-cell table:style-name="TableCell230">
            <text:p text:style-name="TableContents">Phylogeography of the Arizona hairy scorpion (<text:span text:style-name="T231">Hadrurus arizonensis</text:span>) supports a model of<text:s/><text:soft-page-break/>biotic assembly in the Mojave Desert and adds a new Pleistocence refugium</text:p>
          </table:table-cell>
          <table:table-cell table:style-name="TableCell232">
            <text:p text:style-name="TableContents">Alludes to standard georeferencing techniques and states anything with error greater<text:s/>than 5km<text:s/><text:soft-page-break/>was dropped from modelling, however no indication of what ‘standard’ technique used actually is. MAXENT is also used, however I do not believe this in of itself deals with georef errors</text:p>
          </table:table-cell>
        </table:table-row>
        <text:soft-page-break/>
        <table:table-row table:style-name="TableRow233">
          <table:table-cell table:style-name="TableCell234">
            <text:p text:style-name="TableContents">The use of the GARP genetic algorithm and Internet grid<text:s/>computing in the lifemapper world atlas of species diversity</text:p>
          </table:table-cell>
          <table:table-cell table:style-name="TableCell235">
            <text:p text:style-name="TableContents">None mentioned – pulls georef’d records from a wide variety of sources it seems. Error not thought about in this context</text:p>
          </table:table-cell>
        </table:table-row>
        <table:table-row table:style-name="TableRow236">
          <table:table-cell table:style-name="TableCell237">
            <text:p text:style-name="TableContents">The Influence of spatial errors in species occurrence data used in distribution models 2007, Graham et al.,</text:p>
          </table:table-cell>
          <table:table-cell table:style-name="TableCell238">
            <text:p text:style-name="TableContents">Demonstrate that MaxEnt and boosted regression trees are both robust to moderate geographical error, interestingly</text:p>
          </table:table-cell>
        </table:table-row>
        <table:table-row table:style-name="TableRow239">
          <table:table-cell table:style-name="TableCell240">
            <text:p text:style-name="TableContents">Using abundance data to assess the relative role of sampling biases and evolutionary radiations in upper<text:s/>Muschelkalk Ammonoids</text:p>
          </table:table-cell>
          <table:table-cell table:style-name="TableCell241">
            <text:p text:style-name="TableContents">Resolution of 10km – I’m guessing point radius as BioGeoMancer used. Justification used of 10km is broadly considered acceptable in ecological studues, and 100km in paleontology</text:p>
          </table:table-cell>
        </table:table-row>
        <table:table-row table:style-name="TableRow242">
          <table:table-cell table:style-name="TableCell243">
            <text:p text:style-name="TableContents">Modelling Reptile and Amphibian Range Distributions from species occrrences and landscape variables</text:p>
          </table:table-cell>
          <table:table-cell table:style-name="TableCell244">
            <text:p text:style-name="TableContents">Error of one quarter section (65 ha) if specimens had to be georef’d. Point data was used for the other previously ref’d specimens</text:p>
          </table:table-cell>
        </table:table-row>
        <table:table-row table:style-name="TableRow245">
          <table:table-cell table:style-name="TableCell246">
            <text:p text:style-name="TableContents">How do butterflies define ecosystems? A comparison of ecological regionalization schemes</text:p>
          </table:table-cell>
          <table:table-cell table:style-name="TableCell247">
            <text:p text:style-name="TableContents">Mention sampling resolution of 1km2 at best and median of 101km2, georef error not explicitly mentioned</text:p>
          </table:table-cell>
        </table:table-row>
        <table:table-row table:style-name="TableRow248">
          <table:table-cell table:style-name="TableCell249">
            <text:p text:style-name="TableContents">Georeferenced sighting and specimen occurrence data of the extinct Carolina Parakeet (<text:span text:style-name="T250">Conuropsis carolinensis</text:span>) from 1564 - 1944</text:p>
          </table:table-cell>
          <table:table-cell table:style-name="TableCell251">
            <text:p text:style-name="TableContents">Point radius</text:p>
          </table:table-cell>
        </table:table-row>
        <table:table-row table:style-name="TableRow252">
          <table:table-cell table:style-name="TableCell253">
            <text:p text:style-name="TableContents">Temporal differntiation in environmental niche modelling of Nearctic narrow-winged damselflies (Odonata: Coenagrionidae)</text:p>
          </table:table-cell>
          <table:table-cell table:style-name="TableCell254">
            <text:p text:style-name="TableContents">Point radius (resolution to 30arcseconds)</text:p>
          </table:table-cell>
        </table:table-row>
        <table:table-row table:style-name="TableRow255">
          <table:table-cell table:style-name="TableCell256">
            <text:p text:style-name="TableContents">Distribution area of the two floral morphs of<text:s/><text:span text:style-name="T257">Nigella damascena<text:s/></text:span>L.<text:s/>(Ranunculaceae): a diachronic study using herbarium specimens collected in France</text:p>
          </table:table-cell>
          <table:table-cell table:style-name="TableCell258">
            <text:p text:style-name="TableContents">None mentioned</text:p>
          </table:table-cell>
        </table:table-row>
        <table:table-row table:style-name="TableRow259">
          <table:table-cell table:style-name="TableCell260">
            <text:p text:style-name="TableContents">Diversity of wild yams (<text:span text:style-name="T261">Dioscorea<text:s/></text:span>spp., Dioscoreaceae) collected in continental Africa</text:p>
          </table:table-cell>
          <table:table-cell table:style-name="TableCell262">
            <text:p text:style-name="TableContents">Point radius (also using handheld gps logger, so less error in modern collection)</text:p>
          </table:table-cell>
        </table:table-row>
        <table:table-row table:style-name="TableRow263">
          <table:table-cell table:style-name="TableCell264">
            <text:p text:style-name="TableContents">A geogrpahic information systems based analysis of modern South African rodent distributions, habitat use, and environmental tolerances</text:p>
          </table:table-cell>
          <table:table-cell table:style-name="TableCell265">
            <text:p text:style-name="TableContents">None mentioned – translational errors between map projections are talked about, but they do not mention anything else. Projection errors are deemed acceptable 20-90m long and 292-300m lat.</text:p>
          </table:table-cell>
        </table:table-row>
        <table:table-row table:style-name="TableRow266">
          <table:table-cell table:style-name="TableCell267">
            <text:p text:style-name="TableContents">Living Rain Gauges: cumulative precipitation explains the emergence schedules of California protoperiodical cicadas</text:p>
          </table:table-cell>
          <table:table-cell table:style-name="TableCell268">
            <text:p text:style-name="TableContents">None mentioned – say they use GEOLocate which can calculate polygonal error</text:p>
          </table:table-cell>
        </table:table-row>
        <table:table-row table:style-name="TableRow269">
          <table:table-cell table:style-name="TableCell270">
            <text:p text:style-name="TableContents">A distribution and taxonomic reference dataset of Geranium in the New World</text:p>
          </table:table-cell>
          <table:table-cell table:style-name="TableCell271">
            <text:p text:style-name="TableContents">1-minute accuracy</text:p>
          </table:table-cell>
        </table:table-row>
        <table:table-row table:style-name="TableRow272">
          <table:table-cell table:style-name="TableCell273">
            <text:p text:style-name="TableContents"><text:span text:style-name="T274">Dioscorea orangeana<text:s/></text:span>(Dioscoreaceae), a new and threatened species of edible yam from northern Madagascar</text:p>
          </table:table-cell>
          <table:table-cell table:style-name="TableCell275">
            <text:p text:style-name="TableContents">None mentioned – I think GPS<text:s/>handloggers were used here</text:p>
          </table:table-cell>
        </table:table-row>
        <text:soft-page-break/>
        <table:table-row table:style-name="TableRow276">
          <table:table-cell table:style-name="TableCell277">
            <text:p text:style-name="TableContents">On the generality of a climate-mediated shift in the distriution of American pika (<text:span text:style-name="T278">Ochotona princeps</text:span>)</text:p>
          </table:table-cell>
          <table:table-cell table:style-name="TableCell279">
            <text:p text:style-name="TableContents">Point radius</text:p>
          </table:table-cell>
        </table:table-row>
        <table:table-row table:style-name="TableRow280">
          <table:table-cell table:style-name="TableCell281">
            <text:p text:style-name="TableContents">A biodiversity informatics approach to ethnobotany: meta-analysis of plant use patterns in Ecuador</text:p>
          </table:table-cell>
          <table:table-cell table:style-name="TableCell282">
            <text:p text:style-name="TableContents">None<text:s/>mentioned</text:p>
          </table:table-cell>
        </table:table-row>
        <table:table-row table:style-name="TableRow283">
          <table:table-cell table:style-name="TableCell284">
            <text:p text:style-name="TableContents">The applicability of Relative Floristic Resemblance to evaluate the conservation value of protected areas</text:p>
          </table:table-cell>
          <table:table-cell table:style-name="TableCell285">
            <text:p text:style-name="TableContents">None mentioned – do talk about species being included if they were within a 10km buffer of parks, but this isn’t the same as error radius really</text:p>
          </table:table-cell>
        </table:table-row>
        <table:table-row table:style-name="TableRow286">
          <table:table-cell table:style-name="TableCell287">
            <text:p text:style-name="TableContents">Asian<text:s/><text:span text:style-name="T288">Begonia</text:span>: out of Africa via the Himalayas?</text:p>
          </table:table-cell>
          <table:table-cell table:style-name="TableCell289">
            <text:p text:style-name="TableContents">None mentioned</text:p>
          </table:table-cell>
        </table:table-row>
        <table:table-row table:style-name="TableRow290">
          <table:table-cell table:style-name="TableCell291">
            <text:p text:style-name="TableContents">The changing patterns of plant naturalization in Autralia</text:p>
          </table:table-cell>
          <table:table-cell table:style-name="TableCell292">
            <text:p text:style-name="TableContents">None mentioned</text:p>
          </table:table-cell>
        </table:table-row>
        <table:table-row table:style-name="TableRow293">
          <table:table-cell table:style-name="TableCell294">
            <text:p text:style-name="TableContents">Selection and inertia in the evolution of holocentric chromosomes in sedges (<text:span text:style-name="T295">Carex</text:span>, Cypreaceae)</text:p>
          </table:table-cell>
          <table:table-cell table:style-name="TableCell296">
            <text:p text:style-name="TableContents">None mentioned<text:s/>– went for high precision of lat/long coords but didn’t discuss error of measurement</text:p>
          </table:table-cell>
        </table:table-row>
        <table:table-row table:style-name="TableRow297">
          <table:table-cell table:style-name="TableCell298">
            <text:p text:style-name="TableContents">Crop wild relatives of the brinjal eggplant (<text:span text:style-name="T299">Solanum melongena</text:span>): Poorly represented in genebanks and many species at risk of extinciton</text:p>
          </table:table-cell>
          <table:table-cell table:style-name="TableCell300">
            <text:p text:style-name="TableContents">None mentioned –<text:s/>georeferenced to ‘a high standard’ no quantative measure of what this is given</text:p>
          </table:table-cell>
        </table:table-row>
        <table:table-row table:style-name="TableRow301">
          <table:table-cell table:style-name="TableCell302">
            <text:p text:style-name="TableContents">Little ecological divergence associated with speciation in two African rain forest tree genera</text:p>
          </table:table-cell>
          <table:table-cell table:style-name="TableCell303">
            <text:p text:style-name="TableContents">None mentioned</text:p>
          </table:table-cell>
        </table:table-row>
        <table:table-row table:style-name="TableRow304">
          <table:table-cell table:style-name="TableCell305">
            <text:p text:style-name="TableContents">Detection of toxic monofluoroacetate in<text:s/><text:span text:style-name="T306">Palicourea<text:s/></text:span>species</text:p>
          </table:table-cell>
          <table:table-cell table:style-name="TableCell307">
            <text:p text:style-name="TableContents">None mentioned</text:p>
          </table:table-cell>
        </table:table-row>
        <table:table-row table:style-name="TableRow308">
          <table:table-cell table:style-name="TableCell309">
            <text:p text:style-name="TableContents"><text:span text:style-name="T310">Autoeris louisianna<text:s/></text:span>(Lepidoptera: Saturniidae) populations in the chenier plain habitat of coastal Texas, with new distribution and larval host plant records</text:p>
          </table:table-cell>
          <table:table-cell table:style-name="TableCell311">
            <text:p text:style-name="TableContents">None mentioned</text:p>
          </table:table-cell>
        </table:table-row>
        <table:table-row table:style-name="TableRow312">
          <table:table-cell table:style-name="TableCell313">
            <text:p text:style-name="TableContents">Biogeography of<text:s/><text:span text:style-name="T314">Aegagropila linnaei</text:span><text:s/>(Cladophorophyceae, Chlorophyta): a<text:s/>low widespread freshwater alga with low effective dispersal potential shows a glacial imprint in its distribution</text:p>
          </table:table-cell>
          <table:table-cell table:style-name="TableCell315">
            <text:p text:style-name="TableContents">None mentioned</text:p>
          </table:table-cell>
        </table:table-row>
        <table:table-row table:style-name="TableRow316">
          <table:table-cell table:style-name="TableCell317">
            <text:p text:style-name="TableContents">Distribution, Phenology, and Notes on the life history of<text:s/><text:span text:style-name="T318">Calyptra canadensis<text:s/></text:span>(Bethune) ( Erebidae: Calpinae)</text:p>
          </table:table-cell>
          <table:table-cell table:style-name="TableCell319">
            <text:p text:style-name="TableContents">Point -raidus I<text:s/>think (Wieczorek et al. (<text:a xlink:href="https://bioone.org/journals/The-Journal-of-the-Lepidopterists-Society/volume-70/issue-4/lepi.70i4.a1/Distribution-Phenology-and-Notes-on-the-Life-History-of-iCalyptra/10.18473/lepi.70i4.a1.full#bibr15" office:target-frame-name="_top" xlink:show="replace">2012</text:a>))</text:p>
          </table:table-cell>
        </table:table-row>
        <table:table-row table:style-name="TableRow320">
          <table:table-cell table:style-name="TableCell321">
            <text:p text:style-name="TableContents">The real task of selecting records for ecological niche modelling</text:p>
          </table:table-cell>
          <table:table-cell table:style-name="TableCell322">
            <text:p text:style-name="TableContents">Point-radius</text:p>
          </table:table-cell>
        </table:table-row>
        <table:table-row table:style-name="TableRow323">
          <table:table-cell table:style-name="TableCell324">
            <text:p text:style-name="TableContents">Effects of range-wide variation in climate and isolation on floral traits and reproductive output of<text:s/><text:span text:style-name="T325">Clarkia pulchella</text:span></text:p>
          </table:table-cell>
          <table:table-cell table:style-name="TableCell326">
            <text:p text:style-name="TableContents">Error distance calculated, but how is not said.<text:s/>Potentially point raidius.</text:p>
          </table:table-cell>
        </table:table-row>
        <table:table-row table:style-name="TableRow327">
          <table:table-cell table:style-name="TableCell328">
            <text:p text:style-name="TableContents">Spatiotemporal analysis of three common wetland invasive plant species using herbarium specimens and geographic information systems</text:p>
          </table:table-cell>
          <table:table-cell table:style-name="TableCell329">
            <text:p text:style-name="TableContents">Coords assigned through 10km locality names</text:p>
          </table:table-cell>
        </table:table-row>
        <table:table-row table:style-name="TableRow330">
          <table:table-cell table:style-name="TableCell331">
            <text:p text:style-name="TableContents">Species distriubtion models backing taxa delimitation: the case of the lichen<text:s/><text:span text:style-name="T332">Squamarina cartilaginea<text:s/></text:span>in Italy</text:p>
          </table:table-cell>
          <table:table-cell table:style-name="TableCell333">
            <text:p text:style-name="TableContents">Difficult to tell – mention wiezoreck 2004 but also say georef’d to 1km2 grids</text:p>
          </table:table-cell>
        </table:table-row>
        <text:soft-page-break/>
        <table:table-row table:style-name="TableRow334">
          <table:table-cell table:style-name="TableCell335">
            <text:p text:style-name="TableContents">Giants invading the tropics: oriental vessel fern,<text:s/><text:span text:style-name="T336">Angiopteris evecta<text:s/></text:span>(Marattiaceae)</text:p>
          </table:table-cell>
          <table:table-cell table:style-name="TableCell337">
            <text:p text:style-name="TableContents">None mentioned</text:p>
          </table:table-cell>
        </table:table-row>
        <table:table-row table:style-name="TableRow338">
          <table:table-cell table:style-name="TableCell339">
            <text:p text:style-name="TableContents">Mining the Himalayan Uplands plant database for a conservation baseline using the public GMBA webportal*</text:p>
          </table:table-cell>
          <table:table-cell table:style-name="TableCell340">
            <text:p text:style-name="TableContents">Mentions error distances, but not how they were calculated</text:p>
          </table:table-cell>
        </table:table-row>
        <table:table-row table:style-name="TableRow341">
          <table:table-cell table:style-name="TableCell342">
            <text:p text:style-name="TableContents">Continent-scale genetic structure in a boreal forest migrant, the blackpoll warbler (<text:span text:style-name="T343">Setophaga<text:s/></text:span><text:span text:style-name="T344">striata</text:span>)</text:p>
          </table:table-cell>
          <table:table-cell table:style-name="TableCell345">
            <text:p text:style-name="TableContents">MAXENT used, but no error of coords mentioned (visual checks for obvs discrepancies)</text:p>
          </table:table-cell>
        </table:table-row>
        <table:table-row table:style-name="TableRow346">
          <table:table-cell table:style-name="TableCell347">
            <text:p text:style-name="TableContents">Bryophyte diversity in the Peneda-Geres National park (Portugal): selecting Important Plant Areas (IPA) based on a new survey and past records</text:p>
          </table:table-cell>
          <table:table-cell table:style-name="TableCell348">
            <text:p text:style-name="TableContents">1kmx1km scale of<text:s/>georef</text:p>
          </table:table-cell>
        </table:table-row>
        <table:table-row table:style-name="TableRow349">
          <table:table-cell table:style-name="TableCell350">
            <text:p text:style-name="TableContents">Effects of georeferencing effort on mapping monkeypox case distributions and transmission risk</text:p>
          </table:table-cell>
          <table:table-cell table:style-name="TableCell351">
            <text:p text:style-name="TableContents">Point-radius</text:p>
          </table:table-cell>
        </table:table-row>
        <table:table-row table:style-name="TableRow352">
          <table:table-cell table:style-name="TableCell353">
            <text:p text:style-name="TableContents">Predicted range shifts in North American boreal forest birds and the effect of climate change on genetic diversity in blackpool warblers (<text:span text:style-name="T354">S</text:span><text:span text:style-name="T355">etophaga striata</text:span>)</text:p>
          </table:table-cell>
          <table:table-cell table:style-name="TableCell356">
            <text:p text:style-name="TableContents">Point-radius (not explicitly mentioned, but talk about uncertainty radius and the georefs coming from GBIF)</text:p>
          </table:table-cell>
        </table:table-row>
      </table:table>
      <text:p text:style-name="Standard"/>
      <text:p text:style-name="Standard"/>
      <text:p text:style-name="Standard">References<text:s/></text:p>
      <text:p text:style-name="P357"><text:span text:style-name="T358">Feeley, K. J. and Silman, M. R. (2010) ‘Modelling the responses of Andean and Amazonian plant species to climate change: the effects of georeferencing errors and the importance of data filtering’,<text:s/></text:span><text:span text:style-name="T359">Journal of Biogeography</text:span><text:span text:style-name="T360">. John Wiley &amp; Sons, Ltd (10.1111), 37(4), pp. 733–740. doi: 10.1111/j.1365-2699.2009.02240.x.</text:span></text:p>
      <text:p text:style-name="P361"/>
      <text:p text:style-name="P362"><text:span text:style-name="T363">Velásquez-Tibatá, J., Graham, C. H. and Munch, S. B. (2016) ‘Using measurement error models to account for georeferencing error in species distribution models’,<text:s/></text:span><text:span text:style-name="T364">Ecography</text:span><text:span text:style-name="T365">. John Wiley &amp; Sons, Ltd (10.1111), 39(3), pp. 305–316. doi: 10.1111/ecog.01205.</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ake curry</dc:creator>
    <meta:creation-date>2019-01-07T12:43:00Z</meta:creation-date>
    <dc:date>2019-08-05T13:39:00Z</dc:date>
    <meta:template xlink:href="Normal" xlink:type="simple"/>
    <meta:editing-cycles>120</meta:editing-cycles>
    <meta:editing-duration>PT11154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user-defined meta:name="Mendeley Document_1">True</meta:user-defined>
    <meta:user-defined meta:name="Mendeley Unique User Id_1">53dc2500-85be-3c6f-af12-d19dca86cf7d</meta:user-defined>
    <meta:user-defined meta:name="Mendeley Citation Style_1">http://www.zotero.org/styles/harvard-cite-them-right</meta:user-defined>
    <meta:document-statistic meta:page-count="8" meta:paragraph-count="45" meta:word-count="3392" meta:character-count="22684" meta:row-count="161" meta:non-whitespace-character-count="19337"/>
  </office:meta>
</office:document-meta>
</file>